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4.003cm" presentation:class="title" presentation:user-transformed="true">
          <draw:text-box>
            <text:p>Projet ITEMM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Revue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Sommaire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éro&gt;</text:page-number></text:span><text:span text:style-name="MT2">/</text:span><text:span text:style-name="MT2"><text:page-count>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08:14:50.848573068</meta:creation-date>
    <meta:editing-duration>PT9M32S</meta:editing-duration>
    <meta:editing-cycles>2</meta:editing-cycles>
    <meta:generator>LibreOffice/7.3.5.2$Linux_X86_64 LibreOffice_project/30$Build-2</meta:generator>
    <dc:title>Midnightblue</dc:title>
    <dc:date>2023-01-13T08:37:02.592514009</dc:date>
    <meta:document-statistic meta:object-count="69"/>
  </office:meta>
</office:document-meta>
</file>